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0cm" fo:margin-bottom="0cm" style:contextual-spacing="false" fo:line-height="120%" fo:text-align="center" style:justify-single-word="false" style:page-number="auto"/>
      <style:text-properties style:font-name="Arial1" fo:font-size="40pt" officeooo:rsid="001b20fc" officeooo:paragraph-rsid="001b20fc" style:font-size-asian="40pt" style:font-size-complex="40pt"/>
    </style:style>
    <style:style style:name="P2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style:font-name="Arial1" fo:font-size="40pt" officeooo:rsid="001b20fc" officeooo:paragraph-rsid="001b20fc" style:font-size-asian="40pt" style:font-size-complex="40pt"/>
    </style:style>
    <style:style style:name="P3" style:family="paragraph" style:parent-style-name="Standard">
      <style:paragraph-properties fo:margin-top="0cm" fo:margin-bottom="0cm" style:contextual-spacing="false" fo:line-height="120%" fo:text-align="center" style:justify-single-word="false"/>
      <style:text-properties style:font-name="Arial1" fo:font-size="40pt" officeooo:rsid="001f6387" officeooo:paragraph-rsid="001f6387" style:font-size-asian="40pt" style:font-size-complex="40pt"/>
    </style:style>
    <style:style style:name="P4" style:family="paragraph" style:parent-style-name="Standard">
      <style:paragraph-properties fo:margin-top="0cm" fo:margin-bottom="0cm" style:contextual-spacing="false" fo:line-height="120%" fo:text-align="end" style:justify-single-word="false"/>
      <style:text-properties style:font-name="Arial1" fo:font-size="11pt" officeooo:rsid="001b20fc" officeooo:paragraph-rsid="001b20fc" style:font-size-asian="9.60000038146973pt" style:font-size-complex="11pt"/>
    </style:style>
    <style:style style:name="P5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6pt" officeooo:rsid="001f6387" officeooo:paragraph-rsid="001f6387" style:font-size-asian="14pt" style:font-size-complex="16pt"/>
    </style:style>
    <style:style style:name="P6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4pt" officeooo:rsid="001f6387" officeooo:paragraph-rsid="001f6387" style:font-size-asian="12.25pt" style:font-size-complex="14pt"/>
    </style:style>
    <style:style style:name="P7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4pt" officeooo:rsid="00208f6f" officeooo:paragraph-rsid="001f6387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4pt" officeooo:rsid="00208f6f" officeooo:paragraph-rsid="00208f6f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line-height="120%" fo:text-align="justify" style:justify-single-word="false" fo:break-before="page"/>
      <style:text-properties style:font-name="Arial1" fo:font-size="16pt" officeooo:rsid="00208f6f" officeooo:paragraph-rsid="00208f6f" style:font-size-asian="14pt" style:font-size-complex="16pt"/>
    </style:style>
    <style:style style:name="P10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08f6f" officeooo:paragraph-rsid="00208f6f" style:font-size-asian="9.60000038146973pt" style:font-size-complex="11pt"/>
    </style:style>
    <style:style style:name="P11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08f6f" officeooo:paragraph-rsid="0025538b" style:font-size-asian="9.60000038146973pt" style:font-size-complex="11pt"/>
    </style:style>
    <style:style style:name="P12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3a624" officeooo:paragraph-rsid="0025538b" style:font-size-asian="9.60000038146973pt" style:font-size-complex="11pt"/>
    </style:style>
    <style:style style:name="P13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3a624" officeooo:paragraph-rsid="00293a68" style:font-size-asian="9.60000038146973pt" style:font-size-complex="11pt"/>
    </style:style>
    <style:style style:name="P14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7d4b7" officeooo:paragraph-rsid="0027d4b7" style:font-size-asian="9.60000038146973pt" style:font-size-complex="11pt"/>
    </style:style>
    <style:style style:name="P15" style:family="paragraph" style:parent-style-name="Standard">
      <style:paragraph-properties fo:margin-top="0cm" fo:margin-bottom="0cm" style:contextual-spacing="false" fo:line-height="120%" fo:text-align="justify" style:justify-single-word="false" fo:break-before="page"/>
      <style:text-properties style:font-name="Arial1" fo:font-size="16pt" officeooo:rsid="00293a68" officeooo:paragraph-rsid="00293a68" style:font-size-asian="14pt" style:font-size-complex="16pt"/>
    </style:style>
    <style:style style:name="P16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93a68" officeooo:paragraph-rsid="00293a68" style:font-size-asian="9.60000038146973pt" style:font-size-complex="11pt"/>
    </style:style>
    <style:style style:name="P17" style:family="paragraph" style:parent-style-name="Standard">
      <style:paragraph-properties fo:margin-top="0cm" fo:margin-bottom="0cm" style:contextual-spacing="false" fo:line-height="120%" fo:text-align="justify" style:justify-single-word="false" fo:break-before="page"/>
      <style:text-properties style:font-name="Arial1" fo:font-size="16pt" officeooo:rsid="002c1f3f" officeooo:paragraph-rsid="002c1f3f" style:font-size-asian="14pt" style:font-size-complex="16pt"/>
    </style:style>
    <style:style style:name="P18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1pt" officeooo:rsid="002c1f3f" officeooo:paragraph-rsid="002c1f3f" style:font-size-asian="9.60000038146973pt" style:font-size-complex="11pt"/>
    </style:style>
    <style:style style:name="P19" style:family="paragraph" style:parent-style-name="Standard">
      <style:paragraph-properties fo:margin-top="0cm" fo:margin-bottom="0cm" style:contextual-spacing="false" fo:line-height="120%" fo:text-align="justify" style:justify-single-word="false"/>
      <style:text-properties style:font-name="Arial1" fo:font-size="14pt" officeooo:rsid="002c1f3f" officeooo:paragraph-rsid="002c1f3f" style:font-size-asian="12.25pt" style:font-size-complex="14pt"/>
    </style:style>
    <style:style style:name="T1" style:family="text">
      <style:text-properties fo:background-color="#ffffa0" loext:char-shading-value="0"/>
    </style:style>
    <style:style style:name="T2" style:family="text">
      <style:text-properties officeooo:rsid="002277fe"/>
    </style:style>
    <style:style style:name="T3" style:family="text">
      <style:text-properties officeooo:rsid="0023a624"/>
    </style:style>
    <style:style style:name="T4" style:family="text">
      <style:text-properties officeooo:rsid="0023909f"/>
    </style:style>
    <style:style style:name="T5" style:family="text">
      <style:text-properties officeooo:rsid="002709e9"/>
    </style:style>
    <style:style style:name="T6" style:family="text">
      <style:text-properties officeooo:rsid="00293a68"/>
    </style:style>
    <style:style style:name="T7" style:family="text">
      <style:text-properties officeooo:rsid="002828a2"/>
    </style:style>
    <style:style style:name="T8" style:family="text">
      <style:text-properties officeooo:rsid="0025538b"/>
    </style:style>
    <style:style style:name="T9" style:family="text">
      <style:text-properties officeooo:rsid="0027d4b7"/>
    </style:style>
    <style:style style:name="T10" style:family="text">
      <style:text-properties officeooo:rsid="002ae77e"/>
    </style:style>
    <style:style style:name="T11" style:family="text">
      <style:text-properties fo:font-size="11pt" style:font-size-asian="9.60000038146973pt" style:font-size-complex="11pt"/>
    </style:style>
    <style:style style:name="T12" style:family="text">
      <style:text-properties officeooo:rsid="002ce0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TREBALL DE FI DE FPGS:</text:p>
      <text:p text:style-name="P2">COMPARADOR DE</text:p>
      <text:p text:style-name="P2">PREU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Yago Yàsser Ortiz Pérez</text:p>
      <text:p text:style-name="P4">Cicle Desenvolupament d’Aplicacions Multiplataforma</text:p>
      <text:p text:style-name="P4">Memòria del Projecte de DAM</text:p>
      <text:p text:style-name="P4">IES Abastos. Curs 2024-2025. Grup 7U. <text:span text:style-name="T1">XX de asdf de 2025</text:span></text:p>
      <text:p text:style-name="P4">Asier Agra Monte</text:p>
      <text:p text:style-name="P5"><text:soft-page-break/>1. ÍNDEX</text:p>
      <text:p text:style-name="P6"/>
      <text:p text:style-name="P7"><text:tab/>2. Identificació, justificació i objectius del projecte</text:p>
      <text:p text:style-name="P6"/>
      <text:p text:style-name="P8"><text:tab/>3. Disseny del projecte</text:p>
      <text:p text:style-name="P8"/>
      <text:p text:style-name="P8"><text:tab/>4. Desenvolupament del projecte</text:p>
      <text:p text:style-name="P8"/>
      <text:p text:style-name="P8"><text:tab/>5. Avaluació i conclusions finals</text:p>
      <text:p text:style-name="P8"/>
      <text:p text:style-name="P8"><text:tab/>6. Referències</text:p>
      <text:p text:style-name="P9">2. Identificació, justificació i objectius del projecte</text:p>
      <text:p text:style-name="P10"/>
      <text:p text:style-name="P10"><text:tab/><text:span text:style-name="T2">Avui dia, pràcticament tot el món en edat adulta disposa d’un telèfon mòbil intel·ligent </text:span><text:span text:style-name="T3">i de connexió a Internet</text:span><text:span text:style-name="T2">. No obstant, </text:span><text:span text:style-name="T4">la gran majoria d’</text:span><text:span text:style-name="T2">eixes persones </text:span><text:span text:style-name="T4">desconeixen la potència que </text:span><text:span text:style-name="T3">els dispositius mòbil</text:span><text:span text:style-name="T4"> tenen i </text:span><text:span text:style-name="T2">solament s’enfoquen en emprar-lo per comunicar-se (finalitat </text:span><text:span text:style-name="T4">fonamental</text:span><text:span text:style-name="T2"> d’</text:span><text:span text:style-name="T4">aquests dispositius</text:span><text:span text:style-name="T2">), per a entreteniment </text:span><text:span text:style-name="T4">i per a, de manera puntual, facilitar-se la vida. A aquest últim punt és on </text:span><text:span text:style-name="T5">es recolza</text:span><text:span text:style-name="T4"> aquesta solució.</text:span></text:p>
      <text:p text:style-name="P11"><text:tab/><text:span text:style-name="T4">Eventualment, tot </text:span><text:span text:style-name="T3">les persones</text:span><text:span text:style-name="T4"> ha</text:span><text:span text:style-name="T3">n</text:span><text:span text:style-name="T4"> de comprar menjar per poder viure. Hi ha gent </text:span><text:span text:style-name="T5">amb</text:span><text:span text:style-name="T4"> establiments de preferència </text:span><text:span text:style-name="T5">segons</text:span><text:span text:style-name="T4"> l’oferta, la rodalia </text:span><text:span text:style-name="T3">o </text:span><text:span text:style-name="T5">els</text:span><text:span text:style-name="T3"> preus</text:span><text:span text:style-name="T4">. No obstant, per qüestions de temps i esforç, llevat de ser una persona </text:span><text:span text:style-name="T3">amb</text:span><text:span text:style-name="T4"> molts recursos i temps, </text:span><text:span text:style-name="T3">es </text:span><text:span text:style-name="T5">compra</text:span><text:span text:style-name="T4"> a l’establiment que, </text:span><text:span text:style-name="T3">segons la prioritat </text:span><text:span text:style-name="T5">que elegeix cada</text:span><text:span text:style-name="T3"> persona,</text:span><text:span text:style-name="T4"> oferisca solució a les </text:span><text:span text:style-name="T3">seues</text:span><text:span text:style-name="T4"> necessitats. El problema resideix </text:span><text:span text:style-name="T3">en </text:span><text:span text:style-name="T4">que, </text:span><text:span text:style-name="T3">existeix la possibilitat de que</text:span><text:span text:style-name="T4"> l’establiment al que s’acudeix </text:span><text:span text:style-name="T3">no és el que </text:span><text:span text:style-name="T5">millor </text:span><text:span text:style-name="T3">ens </text:span><text:span text:style-name="T5">soluciona la nostra necessitat</text:span><text:span text:style-name="T3"> i, revisar establiment a establiment cada vegada que s’ha de comprar és una tasca impossible. </text:span><text:span text:style-name="T6">Salvant les diferències, e</text:span><text:span text:style-name="T7">n matemàtiques es coneix com «El problema de la secretària».</text:span></text:p>
      <text:p text:style-name="P12"><text:tab/>Un cas <text:span text:style-name="T5">comú</text:span> és quan s’ha d’anar a dos <text:span text:style-name="T8">o més </text:span>establiment<text:span text:style-name="T8">s </text:span>perquè el primer d’aquests, que és on es realitza la majoria de la compra, no disposa de tots els productes <text:span text:style-name="T8">que es necessita. No obstant, el segon establiment, també ofereix els productes comprat</text:span><text:span text:style-name="T5">s</text:span><text:span text:style-name="T8"> al primer establiment, </text:span><text:span text:style-name="T5">amb una millor relació qualitat-preu</text:span><text:span text:style-name="T8">. Ocorre el mateix amb el tercer establiment respecte al segon i així infinitament. Com es pot apreciat, és una situació que acabarà quan la persona ho considere, normalment, per falta de temps o forces.</text:span></text:p>
      <text:p text:style-name="P12"><text:tab/><text:span text:style-name="T8">És una situació que ocorre sobretot amb les fruites i verdures, les quals tenen un preu molt canviat ja que l’oferta i demanda d’aquestes estan influenciades per diversos factors com l’estació de l’any o el clima (i, sota al sistema capitalista, a més, polítics i econòmics), entre altres.</text:span></text:p>
      <text:p text:style-name="P12"><text:tab/><text:span text:style-name="T9">Encara que existeixen plataformes on les grans companyies, cada una individualment, publiquen els seus productes i preus, no existeix cap plataforma que centralitze totes eixes dades per a que, el comprador, d’una consulta, puga obtindre resposta per a tots els establiments, tenint que realitzar la comparació manualment, amb un creixement de treball exponencial, en funció de la quantitat d’establiments a consultar. </text:span></text:p>
      <text:p text:style-name="P13"><text:tab/><text:span text:style-name="T8">Per això, per a estalviar realitzar, </text:span><text:span text:style-name="T9">presencial o telemàticament,</text:span><text:span text:style-name="T8"> </text:span><text:span text:style-name="T5">aquesta</text:span><text:span text:style-name="T8"> activitat impossible, es planteja </text:span><text:span text:style-name="T5">crear</text:span><text:span text:style-name="T8"> un</text:span><text:span text:style-name="T9">a plataforma</text:span><text:span text:style-name="T8"> que puga recollir la informació més rellevant per a </text:span><text:span text:style-name="T5">solucionar</text:span><text:span text:style-name="T8"> que </text:span><text:span text:style-name="T9">tots els compradors realitzaren la mateixa tasca, cada vegada, individualment, </text:span><text:span text:style-name="T5">obtenint així </text:span><text:span text:style-name="T7">una</text:span><text:span text:style-name="T5"> experiència més òptima. </text:span></text:p>
      <text:p text:style-name="P14"><text:tab/>L’objectiu del projecte és permetre als compradors decidir on comprar, en general, en funció de les seues prioritats, estalviant <text:span text:style-name="T7">així </text:span>temps o on elegir on comprar cada producte individualment en funció de la seua qualitat-preu.</text:p>
      <text:p text:style-name="P15">3. Disseny del projecte</text:p>
      <text:p text:style-name="P16"/>
      <text:p text:style-name="P16"><text:tab/>Aquest és un projecte inicialment pensat per a ser implementat a dispositius mòbils però, aprofitant que és una ferramenta aplicable en el món real, també s’ha desenvolupat com a pàgina web aprofitant el desenvolupament multiplataforma que ens proporciona el marc de treball Flutter, del llenguatge de programació <text:span text:style-name="T10">web </text:span>Dart. <text:span text:style-name="T10">Ambdues eines són de codi obert i l’empresa desenvolupadora d’aquestes és Google.</text:span></text:p>
      <text:p text:style-name="P16"><text:tab/><text:span text:style-name="T10">El projecte està pensat per a que, mitjançant la informació proporcionada per les mateixes grans empreses a les seues plataformes i les aportacions altruistes dels usuaris i establiments</text:span></text:p>
      <text:p text:style-name="P17">6. Referències</text:p>
      <text:p text:style-name="P18"/>
      <text:p text:style-name="P19"><text:tab/>1. Curso de Git &amp; GitHub, pildorasinformaticas. YouTube</text:p>
      <text:p text:style-name="P18"><text:span text:style-name="T11"/></text:p>
      <text:p text:style-name="P18"><text:tab/><text:tab/><text:a xlink:type="simple" xlink:href="https://youtube.com/playlist?list=PLU8oAlHdN5BlyaPFiNQcV0xDqy0eR35aU&amp;si=o0Tu-L1yu9-SnieL" text:style-name="Internet_20_link" text:visited-style-name="Visited_20_Internet_20_Link">https://youtube.com/playlist?list=PLU8oAlHdN5BlyaPFiNQcV0xDqy0eR35aU&amp;si=o0Tu-L1yu9-SnieL</text:a></text:p>
      <text:p text:style-name="P18"/>
      <text:p text:style-name="P19"><text:span text:style-name="T12"><text:tab/>2. Curso – Flutter Móvil: de Cero a Experto, Fernando Herrera. Youtube</text:span></text:p>
      <text:p text:style-name="P18"/>
      <text:p text:style-name="P18"><text:tab/><text:tab/><text:a xlink:type="simple" xlink:href="https://youtube.com/playlist?list=PLCKuOXG0bPi0sIn-nDsi7ma9OV6MEMkxj&amp;si=W1ixofY6NaDGOlzb" text:style-name="Internet_20_link" text:visited-style-name="Visited_20_Internet_20_Link">https://youtube.com/playlist?list=PLCKuOXG0bPi0sIn-nDsi7ma9OV6MEMkxj&amp;si=W1ixofY6NaDGOlzb</text:a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519a" officeooo:paragraph-rsid="001e519a"/>
    </style:style>
    <style:style style:name="MP2" style:family="paragraph" style:parent-style-name="Header_20_left">
      <style:paragraph-properties fo:text-align="justify" style:justify-single-word="false"/>
      <style:text-properties officeooo:rsid="001caa34" officeooo:paragraph-rsid="001caa34"/>
    </style:style>
    <style:style style:name="MT1" style:family="text">
      <style:text-properties officeooo:rsid="002277f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reball de fi de FPGS: </text:span>Comparador de preus</text:p>
      </style:header>
      <style:header-first>
        <text:p text:style-name="MP2"><text:span text:style-name="MT1">Treball de fi de FPGS: </text:span>Comparador de preus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7T16:41:20.686176500</meta:creation-date>
    <dc:date>2025-05-01T21:17:42.820698100</dc:date>
    <meta:editing-duration>PT22M59S</meta:editing-duration>
    <meta:editing-cycles>5</meta:editing-cycles>
    <meta:generator>LibreOffice/25.2.2.2$Windows_X86_64 LibreOffice_project/7370d4be9e3cf6031a51beef54ff3bda878e3fac</meta:generator>
    <meta:document-statistic meta:table-count="0" meta:image-count="0" meta:object-count="0" meta:page-count="5" meta:paragraph-count="32" meta:word-count="653" meta:character-count="4369" meta:non-whitespace-character-count="3725"/>
  </office:meta>
</office:document-meta>
</file>